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11.441cm" table:align="right" style:writing-mode="lr-tb"/>
    </style:style>
    <style:style style:name="Tablo1.A" style:family="table-column">
      <style:table-column-properties style:column-width="11.441cm"/>
    </style:style>
    <style:style style:name="Tablo1.A1" style:family="table-cell">
      <style:table-cell-properties fo:padding="0.097cm" fo:border="0.05pt solid #000000"/>
    </style:style>
    <style:style style:name="Tablo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officeooo:paragraph-rsid="0013e64a"/>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14a809"/>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4a809"/>
    </style:style>
    <style:style style:name="P7" style:family="paragraph" style:parent-style-name="Standard">
      <style:paragraph-properties fo:text-align="justify" style:justify-single-word="false"/>
      <style:text-properties officeooo:paragraph-rsid="0014c035"/>
    </style:style>
    <style:style style:name="P8" style:family="paragraph" style:parent-style-name="Standard">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9" style:family="paragraph" style:parent-style-name="Standard">
      <style:paragraph-properties fo:text-align="justify" style:justify-single-word="false"/>
      <style:text-properties style:font-name="Times New Roman" fo:font-size="12pt" officeooo:rsid="0014a809" officeooo:paragraph-rsid="0014a809" style:font-size-asian="12pt" style:language-asian="tr" style:country-asian="TR" style:font-name-complex="Times New Roman1" style:font-size-complex="12pt"/>
    </style:style>
    <style:style style:name="P10" style:family="paragraph" style:parent-style-name="Standard">
      <style:paragraph-properties fo:text-align="justify" style:justify-single-word="false"/>
      <style:text-properties officeooo:rsid="0014c035" officeooo:paragraph-rsid="0014c035"/>
    </style:style>
    <style:style style:name="P1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paragraph-properties fo:text-align="end" style:justify-single-word="false"/>
      <style:text-properties officeooo:paragraph-rsid="0016c4b9"/>
    </style:style>
    <style:style style:name="P13" style:family="paragraph" style:parent-style-name="Standard">
      <style:paragraph-properties fo:margin-left="0cm" fo:margin-right="0cm" fo:text-align="justify" style:justify-single-word="false" fo:text-indent="0.718cm" style:auto-text-indent="false"/>
    </style:style>
    <style:style style:name="P14" style:family="paragraph" style:parent-style-name="Standard">
      <style:paragraph-properties fo:margin-left="0cm" fo:margin-right="0cm" fo:text-align="justify" style:justify-single-word="false" fo:text-indent="1.249cm" style:auto-text-indent="false"/>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List_20_Paragraph" style:list-style-name="WWNum2">
      <style:paragraph-properties fo:text-align="justify" style:justify-single-word="false"/>
    </style:style>
    <style:style style:name="P17" style:family="paragraph" style:parent-style-name="List_20_Paragraph" style:list-style-name="WWNum3">
      <style:paragraph-properties fo:text-align="justify" style:justify-single-word="false"/>
    </style:style>
    <style:style style:name="P18" style:family="paragraph" style:parent-style-name="List_20_Paragraph" style:list-style-name="WWNum3">
      <style:paragraph-properties fo:text-align="justify" style:justify-single-word="false"/>
      <style:text-properties officeooo:paragraph-rsid="0016608b"/>
    </style:style>
    <style:style style:name="P19" style:family="paragraph" style:parent-style-name="List_20_Paragraph" style:list-style-name="WWNum3">
      <style:paragraph-properties fo:text-align="justify" style:justify-single-word="false"/>
      <style:text-properties officeooo:paragraph-rsid="0016c4b9"/>
    </style:style>
    <style:style style:name="P20" style:family="paragraph" style:parent-style-name="List_20_Paragraph" style:list-style-name="WWNum3">
      <style:paragraph-properties fo:text-align="end" style:justify-single-word="false"/>
      <style:text-properties officeooo:paragraph-rsid="0016c4b9"/>
    </style:style>
    <style:style style:name="T1" style:family="text">
      <style:text-properties style:font-name="Times New Roman" fo:font-size="12pt" style:font-size-asian="12pt" style:language-asian="tr" style:country-asian="TR" style:font-name-complex="Times New Roman1" style:font-size-complex="12pt"/>
    </style:style>
    <style:style style:name="T2" style:family="text">
      <style:text-properties style:font-name="Times New Roman" fo:font-size="12pt" officeooo:rsid="0013588f" style:font-size-asian="12pt" style:language-asian="tr" style:country-asian="TR" style:font-name-complex="Times New Roman1" style:font-size-complex="12pt"/>
    </style:style>
    <style:style style:name="T3" style:family="text">
      <style:text-properties style:font-name="Times New Roman" fo:font-size="12pt" officeooo:rsid="0013e64a" style:font-size-asian="12pt" style:language-asian="tr" style:country-asian="TR" style:font-name-complex="Times New Roman1" style:font-size-complex="12pt"/>
    </style:style>
    <style:style style:name="T4" style:family="text">
      <style:text-properties style:font-name="Times New Roman" fo:font-size="12pt" officeooo:rsid="0014a809" style:font-size-asian="12pt" style:language-asian="tr" style:country-asian="TR" style:font-name-complex="Times New Roman1" style:font-size-complex="12pt"/>
    </style:style>
    <style:style style:name="T5" style:family="text">
      <style:text-properties style:font-name="Times New Roman" fo:font-size="12pt" officeooo:rsid="0014c035" style:font-size-asian="12pt" style:language-asian="tr" style:country-asian="TR" style:font-name-complex="Times New Roman1" style:font-size-complex="12pt"/>
    </style:style>
    <style:style style:name="T6" style:family="text">
      <style:text-properties style:font-name="Times New Roman" fo:font-size="12pt" officeooo:rsid="0015cb8e" style:font-size-asian="12pt" style:language-asian="tr" style:country-asian="TR" style:font-name-complex="Times New Roman1" style:font-size-complex="12pt"/>
    </style:style>
    <style:style style:name="T7" style:family="text">
      <style:text-properties style:font-name="Times New Roman" fo:font-size="12pt" officeooo:rsid="0016608b" style:font-size-asian="12pt" style:language-asian="tr" style:country-asian="TR" style:font-name-complex="Times New Roman1" style:font-size-complex="12pt"/>
    </style:style>
    <style:style style:name="T8" style:family="text">
      <style:text-properties style:font-name="Times New Roman" fo:font-size="12pt" officeooo:rsid="0016c4b9" style:font-size-asian="12pt" style:language-asian="tr" style:country-asian="TR" style:font-name-complex="Times New Roman1" style:font-size-complex="12pt"/>
    </style:style>
    <style:style style:name="T9" style:family="text">
      <style:text-properties style:font-name="Times New Roman" fo:font-size="12pt" officeooo:rsid="001a0333" style:font-size-asian="12pt" style:language-asian="tr" style:country-asian="TR" style:font-name-complex="Times New Roman1" style:font-size-complex="12pt"/>
    </style:style>
    <style:style style:name="T10" style:family="text">
      <style:text-properties style:font-name="Times New Roman" fo:font-size="12pt" fo:font-weight="bold" style:font-size-asian="12pt" style:language-asian="tr" style:country-asian="TR" style:font-weight-asian="bold" style:font-name-complex="Times New Roman1" style:font-size-complex="12pt"/>
    </style:style>
    <style:style style:name="T11" style:family="text">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style:style style:name="T12" style:family="text">
      <style:text-properties officeooo:rsid="0016c4b9"/>
    </style:style>
    <style:style style:name="T13" style:family="text">
      <style:text-properties officeooo:rsid="001a03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AHLİYE TAAHHÜTNAMESİ</text:span></text:p>
      <text:p text:style-name="P13"><text:span text:style-name="T1">Halen tahtı icarımda bulunan, maliki ve kiraya vereni ve özellikleri aşağıda belirtilen taşınmazı;</text:span></text:p>
      <text:list xml:id="list868720707752941668" text:style-name="WWNum2">
        <text:list-item>
          <text:p text:style-name="P16"><text:span text:style-name="T1">kira müddetinin bitim tarihinde ve/veya </text:span></text:p>
        </text:list-item>
        <text:list-item>
          <text:p text:style-name="P16"><text:span text:style-name="T1">taşınmazın başka bir şahıs veya firmaya satışının gerçekleşmesi durumunda 15 (onbeş) işgünü içerisinde, </text:span></text:p>
        </text:list-item>
      </text:list>
      <text:p text:style-name="P5"><text:span text:style-name="T1">hiçbir kanuni merasime, ihtar ve protesto keşidesine, cevap itasına, tebliğ ve tebellüğe hacet kalmaksızın, kayıtsız ve şartsız olarak boşaltmayı kabul ve taahhüt ediyorum.</text:span></text:p>
      <text:p text:style-name="P14"><text:span text:style-name="T1">Gününde tahliye edemediğim </text:span><text:span text:style-name="T3">veya </text:span><text:span text:style-name="T1">etmediğim takdirde, kiraya veren veya yetkili kanuni vekili tarafından aleyhime yapılacak, her türlü icra takibatı, mahkeme masrafları, avukatlık ücretleri ve benzeri tüm ücretlerinde tamamen şahsım tarafından karşılanacağını şimdiden <text:s/>kabul,</text:span><text:span text:style-name="T3"> beyan</text:span><text:span text:style-name="T1"> ve taahhüt ediyorum</text:span></text:p>
      <table:table table:name="Tablo1" table:style-name="Tablo1">
        <table:table-column table:style-name="Tablo1.A"/>
        <table:table-row>
          <table:table-cell table:style-name="Tablo1.A1" office:value-type="string">
            <text:p text:style-name="P4"><text:span text:style-name="T1">T</text:span><text:span text:style-name="T3">AHLİYE TAAHHÜDÜNDE BULUNAN KİRACI</text:span></text:p>
          </table:table-cell>
        </table:table-row>
        <table:table-row>
          <table:table-cell table:style-name="Tablo1.A2" office:value-type="string">
            <text:p text:style-name="P10">İsim Soyad</text:p>
            <text:p text:style-name="P10"/>
            <text:p text:style-name="P10"/>
          </table:table-cell>
        </table:table-row>
        <table:table-row>
          <table:table-cell table:style-name="Tablo1.A2" office:value-type="string">
            <text:p text:style-name="P7"><text:span text:style-name="T4">Taahhüt ettiği Tarih</text:span></text:p>
            <text:p text:style-name="P7"><text:span text:style-name="T4"/></text:p>
          </table:table-cell>
        </table:table-row>
        <table:table-row>
          <table:table-cell table:style-name="Tablo1.A2" office:value-type="string">
            <text:p text:style-name="P10">İmza</text:p>
            <text:p text:style-name="P10"/>
            <text:p text:style-name="P10"/>
          </table:table-cell>
        </table:table-row>
      </table:table>
      <text:p text:style-name="P6"><text:span text:style-name="T1"/></text:p>
      <text:p text:style-name="P5"><text:span text:style-name="T1">Kira müddeti bitim <text:s/>Tarihi<text:tab/><text:tab/>:<text:tab/></text:span><text:span text:style-name="T9">25</text:span><text:span text:style-name="T4"> </text:span><text:span text:style-name="T9">NİSAN</text:span><text:span text:style-name="T4"> 2019</text:span></text:p>
      <text:p text:style-name="P2"><text:span text:style-name="T1">T</text:span><text:span text:style-name="T3">AHLİYE TAAHHÜDÜNDE BULUNAN KİRACI</text:span></text:p>
      <text:p text:style-name="P5"><text:span text:style-name="T1">Adı Soyadı<text:tab/><text:tab/>: <text:tab/></text:span><text:span text:style-name="T9">SALİH KAYMAK</text:span></text:p>
      <text:p text:style-name="P5"><text:span text:style-name="T1">TC Kimlik No<text:tab/><text:tab/>:<text:tab/></text:span></text:p>
      <text:p text:style-name="P5"><text:span text:style-name="T1">Adresi<text:tab/><text:tab/><text:tab/>:<text:tab/></text:span></text:p>
      <text:p text:style-name="P5"><text:span text:style-name="T1">Telefon<text:tab/><text:tab/>:<text:tab/></text:span></text:p>
      <text:p text:style-name="P8"/>
      <text:p text:style-name="P9">TAHLİYE EDİLECEK YERİN</text:p>
      <text:p text:style-name="P9">Adresi<text:tab/><text:tab/><text:tab/>:<text:tab/><text:span text:style-name="T13">BEKİRPAŞA SOKAK</text:span></text:p>
      <text:p text:style-name="P9">Tapu Bilgileri<text:tab/><text:tab/>:<text:tab/>TOKAT MERKEZ <text:span text:style-name="T13">YAŞ</text:span>MEYDAN <text:s/>PAFTA:<text:span text:style-name="T13">2</text:span> ADA:<text:span text:style-name="T13">244</text:span> PARSEL:<text:span text:style-name="T13">21</text:span></text:p>
      <text:p text:style-name="P5"><text:span text:style-name="T1"/></text:p>
      <text:p text:style-name="P6"><text:span text:style-name="T1">Sözleşme Tarihi, <text:s/></text:span><text:span text:style-name="T4">No</text:span><text:span text:style-name="T1"><text:tab/>:<text:tab/></text:span><text:span text:style-name="T9">26</text:span><text:span text:style-name="T4"> </text:span><text:span text:style-name="T9">NİSAN</text:span><text:span text:style-name="T4"> 2018 - <text:s/></text:span><text:span text:style-name="T3">2019-</text:span><text:span text:style-name="T9">2604</text:span><text:span text:style-name="T3">004</text:span></text:p>
      <text:p text:style-name="P5"><text:span text:style-name="T1"/></text:p>
      <text:p text:style-name="P3"><text:soft-page-break/><text:span text:style-name="T10">KİRA SÖZLEŞMESİ</text:span></text:p>
      <text:p text:style-name="P5"><text:span text:style-name="T11">Kiraya Veren<text:tab/><text:tab/></text:span></text:p>
      <text:p text:style-name="P5"><text:span text:style-name="T1">Adı Soyadı<text:tab/><text:tab/>: <text:tab/></text:span><text:span text:style-name="T3">HACI MURAT BALCI</text:span></text:p>
      <text:p text:style-name="P5"><text:span text:style-name="T1">Sözleşme No<text:tab/><text:tab/>:<text:tab/></text:span><text:span text:style-name="T3">2019-</text:span><text:span text:style-name="T9">2604</text:span><text:span text:style-name="T3">004</text:span></text:p>
      <text:p text:style-name="P5"><text:span text:style-name="T1">Sözleşme Tarihi<text:tab/>:<text:tab/></text:span><text:span text:style-name="T9">26</text:span><text:span text:style-name="T3"> </text:span><text:span text:style-name="T9">NİSAN</text:span><text:span text:style-name="T3"> 2018</text:span></text:p>
      <text:p text:style-name="P5"><text:span text:style-name="T11">Kiracı<text:tab/><text:tab/><text:tab/></text:span></text:p>
      <text:p text:style-name="P5"><text:span text:style-name="T1">Adı Soyadı<text:tab/><text:tab/>:<text:tab/></text:span><text:span text:style-name="T9">SALİH KAYMAK</text:span></text:p>
      <text:p text:style-name="P7"><text:span text:style-name="T1">TC Kimlik No<text:tab/><text:tab/>:<text:tab/></text:span></text:p>
      <text:p text:style-name="P7"><text:span text:style-name="T1">Adresi<text:tab/><text:tab/><text:tab/>:<text:tab/></text:span></text:p>
      <text:p text:style-name="P5"><text:span text:style-name="T1">Telefon No<text:tab/><text:tab/>:<text:tab/></text:span></text:p>
      <text:p text:style-name="P11"><text:span text:style-name="T1">Kiralana Yerin<text:tab/></text:span></text:p>
      <text:p text:style-name="P5"><text:span text:style-name="T1">Cinsi<text:tab/><text:tab/><text:tab/>:<text:tab/></text:span><text:span text:style-name="T6">İÇİNDE KAPALI KAPALI DEPO ALANI OLAN ARSA</text:span></text:p>
      <text:p text:style-name="P5"><text:span text:style-name="T1">Ne için kullanılacağı<text:tab/>:<text:tab/></text:span><text:span text:style-name="T5">MALZEME DEPOSU </text:span></text:p>
      <text:p text:style-name="P7"><text:span text:style-name="T1">Adresi<text:tab/><text:tab/><text:tab/>:<text:tab/></text:span></text:p>
      <text:p text:style-name="P5"><text:span text:style-name="T11">Tapu bilgileri<text:tab/> <text:s/><text:tab/></text:span><text:span text:style-name="T1">: Pafta <text:tab/><text:tab/>:</text:span><text:span text:style-name="T9">2</text:span><text:span text:style-name="T1"><text:tab/><text:tab/>Ada <text:tab/>:</text:span><text:span text:style-name="T9">244</text:span><text:span text:style-name="T1"><text:tab/><text:tab/>Parsel<text:tab/> <text:s text:c="3"/>:</text:span><text:span text:style-name="T9">21</text:span></text:p>
      <text:p text:style-name="P5"><text:span text:style-name="T11">Abone Bilgileri<text:tab/></text:span><text:span text:style-name="T1">: Elektrik<text:tab/>:<text:tab/> <text:tab/>Su <text:tab/>:<text:tab/><text:tab/>Doğalgaz:<text:tab/></text:span></text:p>
      <text:p text:style-name="P5"><text:span text:style-name="T11">Kiranın </text:span></text:p>
      <text:p text:style-name="P5"><text:span text:style-name="T1">Başlangıç tarihi<text:tab/>:<text:tab/></text:span><text:span text:style-name="T9">26 NİSAN</text:span><text:span text:style-name="T7"> 2018</text:span></text:p>
      <text:p text:style-name="P5"><text:span text:style-name="T1">Bitiş tarihi<text:tab/><text:tab/>:<text:tab/></text:span><text:span text:style-name="T9">25</text:span><text:span text:style-name="T7"> </text:span><text:span text:style-name="T9">NİSAN</text:span><text:span text:style-name="T7"> 2019</text:span></text:p>
      <text:p text:style-name="P5"><text:span text:style-name="T1">Süresi <text:tab/><text:tab/><text:tab/>:<text:tab/></text:span><text:span text:style-name="T9">BİR YIL</text:span></text:p>
      <text:p text:style-name="P5"><text:span text:style-name="T1">Bedeli<text:tab/><text:tab/><text:tab/>:<text:tab/></text:span><text:span text:style-name="T9">625</text:span><text:span text:style-name="T7">,00 TL </text:span><text:span text:style-name="T9">x 12 AY = <text:s/>7500,00 TL </text:span><text:span text:style-name="T7"><text:s/>+ KİRA STOPAJI </text:span></text:p>
      <text:p text:style-name="P5"><text:span text:style-name="T1">Ödeme şekli<text:tab/><text:tab/>:<text:tab/></text:span><text:span text:style-name="T9">HER AYIN 25. GÜNÜ </text:span><text:span text:style-name="T7">BANKA HESABINA HAVALE</text:span></text:p>
      <text:p text:style-name="P5"><text:span text:style-name="T1">Banka hesap no<text:tab/>:<text:tab/></text:span></text:p>
      <text:p text:style-name="P5"><text:span text:style-name="T11">Şartlar:</text:span></text:p>
      <text:list xml:id="list5770655544654932729" text:style-name="WWNum3">
        <text:list-item>
          <text:p text:style-name="P18"><text:span text:style-name="T1">Kiracı mecuru, başkasına devredemez, yanına ortak alamaz, tümünü veya bir kısmını üçüncü şahıslara devredemez, ciro edemez, kiraya veremez. <text:s/>Kiraya verene bildirmeden bu durumların gerçekleştirilmesi ile ortaya çıkacak <text:s/>her türlü zararı kiracı tanzime mecburdur. Vakı zararın üçüncü şahıs tarafından yapılmış olması kiraya verenin zararı kiracıdan talep hakkına tesir etmez. </text:span><text:span text:style-name="T7">Bu gibi durumların oluşması, kiralayanın hakları saklı kalmak kaydıyla, sözleşmenin feshini gerektirir.</text:span><text:span text:style-name="T1"> Kiracı mecuru, en iyi şekilde kulla</text:span><text:span text:style-name="T7">na</text:span><text:span text:style-name="T1">cak, koruyacak bilhassa temiz tutacaktır.</text:span></text:p>
        </text:list-item>
        <text:list-item>
          <text:p text:style-name="P17"><text:span text:style-name="T1">Kiracı elektrik, su vb. abone gerektiren işlemlerde, kira başlangıcında abonelikleri üzerine alacaktır ve kira müddeti boyunca bu giderler kiracıya aittir.</text:span></text:p>
        </text:list-item>
        <text:list-item>
          <text:p text:style-name="P17"><text:span text:style-name="T1">Her türlü resim vergi ve harçlar, ÇTV, stopaj vergisi ve kira süresi içerisinde <text:s/>ortaya çıkabilecek her türlü resmi ödemeler, vergi ve harçlar kiracı tarafından ödenecektir. Sözleşme tutarı, vergiler düşüldükten sonra ödenen miktardır.</text:span></text:p>
        </text:list-item>
        <text:list-item>
          <text:p text:style-name="P19"><text:span text:style-name="T1">Taşınmazın varsa ortak giderleri kiracı tarafından ödenecektir. <text:tab/><text:tab/><text:tab/> <text:s text:c="6"/></text:span></text:p>
          <text:p text:style-name="P20"><text:span text:style-name="T8">Sayfa 1</text:span></text:p>
        </text:list-item>
        <text:list-item>
          <text:p text:style-name="P17"><text:soft-page-break/><text:span text:style-name="T1">Taşınmazda bulunan tuvalet, la</text:span><text:bookmark text:name="_GoBack"/><text:span text:style-name="T1">vabo <text:s/>banyo, vb. malzemeler kiracıya sağlam olarak teslim edilmiştir ve kira bitiminde kiracı bu malzemeleri sağlam ve eksiksiz olarak teslim etmekle yükümlüdür. Malzemelerde hasar oluşması durumunda kiracı ödemekle yükümlüdür. </text:span></text:p>
        </text:list-item>
        <text:list-item>
          <text:p text:style-name="P17"><text:span text:style-name="T1">Mecurun heyeti aslisine zarar vermemek kaydıyla kiracı tarafından yapılmak istenen imalatlar kiraya vereni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span></text:p>
        </text:list-item>
        <text:list-item>
          <text:p text:style-name="P17"><text:span text:style-name="T1">Kiracı, kira bitiminde yaptığı bu tip imalatları sökemez, çıkaramaz, kıramaz. Kiracı bu tip imalatları sağlam olarak kiraya verene teslim etmekle yükümlüdür. </text:span></text:p>
        </text:list-item>
        <text:list-item>
          <text:p text:style-name="P17"><text:span text:style-name="T1">Yıllık kira artışı, Devletin ilgili kurumunun en son açıkladığı aya ait, sözleşme tarihine denk gelen </text:span><text:span text:style-name="T7">yıllık </text:span><text:span text:style-name="T1">Üretici Fiyat endeksine göre ayarlanır. Yıllık kira artışı, Üretici Fiyat Endeksinin %10 ‘un altında olması durumunda <text:s/>%10 , Üretici Fiyat Endeksinin %10 ‘un üzerinde olması durumunda Üretici Fiyat Endeksi <text:s/>oranında yapılacaktır. </text:span></text:p>
        </text:list-item>
        <text:list-item>
          <text:p text:style-name="P17"><text:span text:style-name="T1">İşbu sözleşmede belirtilen kira başlangıç ve bitiş süreleri kesindir. Mecur 1 (bir) yıllığına kiraya verilmiş ve tarihler belirlenmiştir. Kiracı kirada bulunması dolayısı ile kirayı uzatma hakkına sahip değildir. Kira süresinin bitim tarihinden 30 gün önce taraflarca anlaşma sağlanır ve ödemesi yapılırsa sözleşme bir yıl daha uzatılabilir. Sözleşme uzatma yetkisi tek taraflı olarak <text:s/>kiraya verene aittir. </text:span></text:p>
        </text:list-item>
        <text:list-item>
          <text:p text:style-name="P17"><text:span text:style-name="T1">İşbu sözleşmenin herhangi bir maddesinin ihlali ile sözleşme fesh edilir ve kiracı mecuru hiçbir ihtara gerek kalmadan boşaltmakla yükümlüdür. İşbu sö</text:span><text:span text:style-name="T2">z</text:span><text:span text:style-name="T1">leşme kira bedelinin peşin ödenmesi ile yürürlüğe girer. Ödeme çek veya senet ile taahhüt edilmiş ise ödemenin zamanında <text:s/>ödenmemesi durumunda kiracı mecuru kayıtsız şartsız boşaltma</text:span><text:span text:style-name="T8">yı</text:span><text:span text:style-name="T1"> ve oturduğu sürenin bedelini yasal faizi ile birlikte </text:span><text:span text:style-name="T7">nakit olarak</text:span><text:span text:style-name="T1"> ödeme</text:span><text:span text:style-name="T8">yi taahhüt ve kabul eder</text:span><text:span text:style-name="T1">.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ÜFE artışları ve yasal faizi ile birlikte ödemeyi peşinen kabul ve taahhüt eder. </text:span></text:p>
        </text:list-item>
        <text:list-item>
          <text:p text:style-name="P17"><text:span text:style-name="T1">Kefil, bu sözşleşmeye attığı imza ile, sözleşme şartlarına uyulmaması ile ortaya çıkabilecek her türlü maddi ve manevi zararların karşılanması hususunda, müteselsilen sorumlu olduğunu kabul ve beyan etmiştir. Kefil, aynı zamanda, sözleşmeyi imzalayan kişinin, şözleşmede adı geçen kişi olduğunu ve sözleşmeyi imzalayan kişininde aynı kişi olduğuna şahitlik ettiğini kabul ve beyan eder. </text:span></text:p>
        </text:list-item>
        <text:list-item>
          <text:p text:style-name="P17"><text:span text:style-name="T1">Mecurun satışı durumunda, kiracı mecuru yasal süre içerinde boşaltmayı peşinen kabul ve taahhüt eder.</text:span></text:p>
        </text:list-item>
      </text:list>
      <text:p text:style-name="P5"><text:span text:style-name="T11">Ek Şartlar</text:span></text:p>
      <text:p text:style-name="P8"/>
      <text:p text:style-name="P8"/>
      <text:p text:style-name="P5"><text:span text:style-name="T1">İşbu akit, </text:span><text:span text:style-name="T7">2 sayfadan oluşur ve </text:span><text:span text:style-name="T1">2 nüsha halinde tanzim edilmiş olup, taraflarca kabul edilmiş ve imzalanmıştır.</text:span></text:p>
      <text:p text:style-name="P5"><text:span text:style-name="T1">İşbu akitteki bilgilerin doğruluğunu ve sözleşmenin tüm şartlarına uyacağımızı, peşinen kabul ettiğimi beyan ve taahhüt ederim.</text:span></text:p>
      <text:p text:style-name="P5"><text:span text:style-name="T1">KİRACI<text:tab/><text:tab/>KEFİL <text:tab/><text:tab/>ŞAHİT<text:tab/><text:tab/>KİRAYA VEREN</text:span></text:p>
      <text:p text:style-name="P12"/>
      <text:p text:style-name="P12"><text:span text:style-name="T12">Sayfa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5</meta:editing-cycles>
    <meta:print-date>2018-12-08T12:07:19.407386167</meta:print-date>
    <meta:creation-date>2018-10-25T09:34:00</meta:creation-date>
    <dc:date>2018-12-08T12:07:08.458847926</dc:date>
    <meta:editing-duration>PT22M33S</meta:editing-duration>
    <meta:generator>LibreOffice/5.2.7.2$Linux_X86_64 LibreOffice_project/20m0$Build-2</meta:generator>
    <meta:document-statistic meta:table-count="1" meta:image-count="0" meta:object-count="0" meta:page-count="3" meta:paragraph-count="62" meta:word-count="857" meta:character-count="6066" meta:non-whitespace-character-count="51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